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CaveMan</text:p>
      <text:p text:style-name="P3">Idea sheet and state of development logging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tor Kopper</meta:initial-creator>
    <meta:creation-date>2024-01-02T00:12:31.21</meta:creation-date>
    <meta:document-statistic meta:table-count="0" meta:image-count="0" meta:object-count="0" meta:page-count="1" meta:paragraph-count="2" meta:word-count="9" meta:character-count="58"/>
    <dc:date>2024-01-02T01:47:58.89</dc:date>
    <dc:creator>Viktor Kopper</dc:creator>
    <meta:editing-duration>PT1H5M7S</meta:editing-duration>
    <meta:editing-cycles>1</meta:editing-cycles>
    <meta:generator>OpenOffice/4.1.14$Win32 OpenOffice.org_project/4114m1$Build-9811</meta:generator>
  </office:meta>
</office:document-meta>
</file>